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Raven">
      <style:text-properties officeooo:rsid="0007f656" officeooo:paragraph-rsid="0007f656"/>
    </style:style>
    <style:style style:name="P2" style:family="paragraph" style:parent-style-name="Raven">
      <style:text-properties officeooo:rsid="000925a8" officeooo:paragraph-rsid="000925a8"/>
    </style:style>
    <style:style style:name="P3" style:family="paragraph" style:parent-style-name="Text_20_body">
      <style:text-properties officeooo:rsid="000aeb27" officeooo:paragraph-rsid="000aeb27"/>
    </style:style>
    <style:style style:name="P4" style:family="paragraph" style:parent-style-name="RavenSpace">
      <style:text-properties officeooo:rsid="000925a8" officeooo:paragraph-rsid="000925a8"/>
    </style:style>
    <style:style style:name="P5" style:family="paragraph" style:parent-style-name="Heading_20_1">
      <style:text-properties officeooo:rsid="000aeb27" officeooo:paragraph-rsid="000aeb27"/>
    </style:style>
    <style:style style:name="T1" style:family="text">
      <style:text-properties officeooo:rsid="000925a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 text:outline-level="1">Raven Style</text:h>
      <text:p text:style-name="P3">A style for formatting text messages for archiving or publication</text:p>
      <text:p text:style-name="P3">Author: Alan Canon</text:p>
      <text:p text:style-name="P1">Here is a <text:span text:style-name="T1">one paragraph text message. This paragraph has the “Raven” style. The style adds a border around the paragraph. It is set up so that if you type [Enter] in the paragraph (which creates a new paragraph), the new next paragraph will have a style of “RavenBlank”.</text:span></text:p>
      <text:p text:style-name="P4">Here is a paragraph in the style “RavenBlank.” It has no special properties other than the Default Style that it is based on, except that it is set up so that when you press [Enter], in the paragraph (which creates a new paragraph), the next new paragraph will have a style of “Raven”. The purpose of this RavenBlank style is so that individual text messages formatted in this style can have easily created vertical spaces between individual text messages. I’ll manually add a blank line to the end of this paragraph to demonstrate the real purpose of this RavenBlank Style, which is just to create a non-bordered amount of vertical whitespace between individual paragraphs in the Raven Style. I’ll add this blank line by typing [Shift]+[Enter] to create a “soft line break”.<text:line-break/></text:p>
      <text:p text:style-name="P2">Here’s the new text message, again in Raven style, just as the first paragraph was. This text message is in multiple paragraphs.<text:line-break/><text:line-break/>I’ve separated the lines by deleting the original paragraph markers, and inserting two “soft line breaks”. This is done by typing [Shift]+[Enter].</text:p>
      <text:p text:style-name="P4"/>
      <text:p text:style-name="P2">The above empty vertical space is a paragraph in the Raven Space style.</text:p>
      <text:p text:style-name="P4"/>
      <text:p text:style-name="P2">Etc.</text:p>
      <text:p text:style-name="P4"/>
      <text:p text:style-name="P2">Etc.</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Raven" style:family="paragraph" style:parent-style-name="Standard" style:next-style-name="RavenSpace">
      <style:paragraph-properties fo:padding="0.0201in" fo:border="0.06pt solid #000000" style:shadow="none" style:writing-mode="page" style:join-border="false"/>
    </style:style>
    <style:style style:name="RavenSpace" style:family="paragraph" style:parent-style-name="Standard" style:next-style-name="Raven">
      <style:paragraph-properties style:shadow="none" style:writing-mode="page"/>
      <style:text-properties officeooo:rsid="0007f656"/>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05T18:43:08.350956955</meta:creation-date>
    <dc:date>2018-03-05T19:13:29.356449665</dc:date>
    <meta:editing-duration>PT1M4S</meta:editing-duration>
    <meta:editing-cycles>1</meta:editing-cycles>
    <meta:generator>LibreOffice/5.4.5.1$Linux_X86_64 LibreOffice_project/40m0$Build-1</meta:generator>
    <meta:document-statistic meta:table-count="0" meta:image-count="0" meta:object-count="0" meta:page-count="1" meta:paragraph-count="9" meta:word-count="255" meta:character-count="1495" meta:non-whitespace-character-count="1247"/>
  </office:meta>
</office:document-meta>
</file>